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013cm" fo:margin-left="0cm" table:align="left"/>
    </style:style>
    <style:style style:name="Tabelle1.A" style:family="table-column">
      <style:table-column-properties style:column-width="4.604cm"/>
    </style:style>
    <style:style style:name="Tabelle1.B" style:family="table-column">
      <style:table-column-properties style:column-width="6.729cm"/>
    </style:style>
    <style:style style:name="Tabelle1.C" style:family="table-column">
      <style:table-column-properties style:column-width="5.68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249cm" style:rel-column-width="16383*"/>
    </style:style>
    <style:style style:name="Tabelle2.D" style:family="table-column">
      <style:table-column-properties style:column-width="4.251cm" style:rel-column-width="16386*"/>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3.401cm" style:rel-column-width="13107*"/>
    </style:style>
    <style:style style:name="Tabelle4.A1" style:family="table-cell">
      <style:table-cell-properties fo:padding="0.097cm" fo:border-left="0.05pt solid #000000" fo:border-right="none" fo:border-top="0.05pt solid #000000" fo:border-bottom="0.05pt solid #000000"/>
    </style:style>
    <style:style style:name="Tabelle4.D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rsid="000b19e8" officeooo:paragraph-rsid="000b19e8"/>
    </style:style>
    <style:style style:name="P2" style:family="paragraph" style:parent-style-name="Standard">
      <style:paragraph-properties fo:text-align="start" style:justify-single-word="false"/>
      <style:text-properties officeooo:rsid="000c6a49" officeooo:paragraph-rsid="000c6a49"/>
    </style:style>
    <style:style style:name="P3" style:family="paragraph" style:parent-style-name="Standard">
      <style:paragraph-properties fo:text-align="center" style:justify-single-word="false"/>
      <style:text-properties fo:font-weight="bold" officeooo:rsid="000cd17e" officeooo:paragraph-rsid="000cd17e" style:font-weight-asian="bold" style:font-weight-complex="bold"/>
    </style:style>
    <style:style style:name="P4" style:family="paragraph" style:parent-style-name="Standard">
      <style:paragraph-properties fo:text-align="center" style:justify-single-word="false"/>
      <style:text-properties fo:font-weight="bold" officeooo:rsid="000b19e8" officeooo:paragraph-rsid="000b19e8" style:font-weight-asian="bold" style:font-weight-complex="bold"/>
    </style:style>
    <style:style style:name="P5" style:family="paragraph" style:parent-style-name="Standard">
      <style:paragraph-properties fo:text-align="center" style:justify-single-word="false"/>
      <style:text-properties fo:font-weight="bold" officeooo:rsid="00156dfc" officeooo:paragraph-rsid="00156dfc" style:font-weight-asian="bold" style:font-weight-complex="bold"/>
    </style:style>
    <style:style style:name="P6" style:family="paragraph" style:parent-style-name="Standard">
      <style:paragraph-properties fo:text-align="center" style:justify-single-word="false"/>
      <style:text-properties fo:font-weight="bold" officeooo:rsid="001753ff" officeooo:paragraph-rsid="001753ff" style:font-weight-asian="bold" style:font-weight-complex="bold"/>
    </style:style>
    <style:style style:name="P7" style:family="paragraph" style:parent-style-name="Standard">
      <style:paragraph-properties fo:text-align="start" style:justify-single-word="false"/>
      <style:text-properties fo:font-weight="normal" officeooo:rsid="000cd17e" officeooo:paragraph-rsid="000cd17e" style:font-weight-asian="normal" style:font-weight-complex="normal"/>
    </style:style>
    <style:style style:name="P8" style:family="paragraph" style:parent-style-name="Standard">
      <style:paragraph-properties fo:text-align="start" style:justify-single-word="false"/>
      <style:text-properties fo:font-weight="normal" officeooo:rsid="00156dfc" officeooo:paragraph-rsid="00156dfc" style:font-weight-asian="normal" style:font-weight-complex="normal"/>
    </style:style>
    <style:style style:name="P9" style:family="paragraph" style:parent-style-name="Standard">
      <style:paragraph-properties fo:text-align="start" style:justify-single-word="false"/>
      <style:text-properties fo:font-weight="normal" officeooo:rsid="0016fad0" officeooo:paragraph-rsid="00156dfc" style:font-weight-asian="normal" style:font-weight-complex="normal"/>
    </style:style>
    <style:style style:name="P10" style:family="paragraph" style:parent-style-name="Standard">
      <style:paragraph-properties fo:text-align="start" style:justify-single-word="false"/>
      <style:text-properties fo:font-weight="normal" officeooo:rsid="001753ff" officeooo:paragraph-rsid="001753ff" style:font-weight-asian="normal" style:font-weight-complex="normal"/>
    </style:style>
    <style:style style:name="P11" style:family="paragraph" style:parent-style-name="Standard">
      <style:paragraph-properties fo:text-align="start" style:justify-single-word="false"/>
      <style:text-properties fo:font-weight="normal" officeooo:rsid="0018e2de" officeooo:paragraph-rsid="0018e2de" style:font-weight-asian="normal" style:font-weight-complex="normal"/>
    </style:style>
    <style:style style:name="P12" style:family="paragraph" style:parent-style-name="Standard">
      <style:paragraph-properties fo:text-align="start" style:justify-single-word="false"/>
      <style:text-properties fo:font-weight="normal" officeooo:rsid="0019c305" officeooo:paragraph-rsid="0019c305" style:font-weight-asian="normal" style:font-weight-complex="normal"/>
    </style:style>
    <style:style style:name="P13" style:family="paragraph" style:parent-style-name="Standard">
      <style:paragraph-properties fo:text-align="start" style:justify-single-word="false"/>
      <style:text-properties fo:font-weight="normal" officeooo:rsid="001a8140" officeooo:paragraph-rsid="001a8140" style:font-weight-asian="normal" style:font-weight-complex="normal"/>
    </style:style>
    <style:style style:name="P14" style:family="paragraph" style:parent-style-name="Standard">
      <style:paragraph-properties fo:text-align="start" style:justify-single-word="false"/>
      <style:text-properties fo:font-weight="normal" officeooo:rsid="001b4853" officeooo:paragraph-rsid="001b4853" style:font-weight-asian="normal" style:font-weight-complex="normal"/>
    </style:style>
    <style:style style:name="P15" style:family="paragraph" style:parent-style-name="Standard">
      <style:paragraph-properties fo:text-align="start" style:justify-single-word="false"/>
      <style:text-properties fo:font-weight="normal" officeooo:rsid="001c153e" officeooo:paragraph-rsid="001c153e" style:font-weight-asian="normal" style:font-weight-complex="normal"/>
    </style:style>
    <style:style style:name="P16" style:family="paragraph" style:parent-style-name="Standard">
      <style:paragraph-properties fo:text-align="center" style:justify-single-word="false"/>
      <style:text-properties fo:font-weight="normal" officeooo:rsid="001c153e" officeooo:paragraph-rsid="001c153e" style:font-weight-asian="normal" style:font-weight-complex="normal"/>
    </style:style>
    <style:style style:name="P17" style:family="paragraph" style:parent-style-name="Standard">
      <style:paragraph-properties fo:text-align="start" style:justify-single-word="false"/>
      <style:text-properties fo:font-weight="normal" officeooo:rsid="001c8aee" officeooo:paragraph-rsid="001c153e" style:font-weight-asian="normal" style:font-weight-complex="normal"/>
    </style:style>
    <style:style style:name="P18" style:family="paragraph" style:parent-style-name="Standard">
      <style:paragraph-properties fo:text-align="start" style:justify-single-word="false"/>
      <style:text-properties fo:font-weight="normal" officeooo:rsid="001c8aee" officeooo:paragraph-rsid="001c8aee" style:font-weight-asian="normal" style:font-weight-complex="normal"/>
    </style:style>
    <style:style style:name="P19" style:family="paragraph" style:parent-style-name="Standard">
      <style:paragraph-properties fo:text-align="center" style:justify-single-word="false"/>
      <style:text-properties fo:font-weight="normal" officeooo:rsid="001d31b9" officeooo:paragraph-rsid="001d31b9" style:font-weight-asian="normal" style:font-weight-complex="normal"/>
    </style:style>
    <style:style style:name="P20" style:family="paragraph" style:parent-style-name="Standard">
      <style:paragraph-properties fo:text-align="start" style:justify-single-word="false"/>
      <style:text-properties fo:font-weight="normal" officeooo:rsid="001d31b9" officeooo:paragraph-rsid="001d31b9" style:font-weight-asian="normal" style:font-weight-complex="normal"/>
    </style:style>
    <style:style style:name="P21" style:family="paragraph" style:parent-style-name="Standard">
      <style:paragraph-properties fo:text-align="start" style:justify-single-word="false"/>
      <style:text-properties fo:font-weight="normal" officeooo:rsid="0020d6d8" officeooo:paragraph-rsid="0020d6d8" style:font-weight-asian="normal" style:font-weight-complex="normal"/>
    </style:style>
    <style:style style:name="P22" style:family="paragraph" style:parent-style-name="Standard">
      <style:paragraph-properties fo:text-align="start" style:justify-single-word="false"/>
      <style:text-properties fo:font-weight="normal" officeooo:rsid="00221ef0" officeooo:paragraph-rsid="00221ef0" style:font-weight-asian="normal" style:font-weight-complex="normal"/>
    </style:style>
    <style:style style:name="P23" style:family="paragraph" style:parent-style-name="Standard">
      <style:paragraph-properties fo:text-align="start" style:justify-single-word="false"/>
      <style:text-properties officeooo:rsid="0011e8ec" officeooo:paragraph-rsid="0011e8ec"/>
    </style:style>
    <style:style style:name="P24" style:family="paragraph" style:parent-style-name="Standard">
      <style:paragraph-properties fo:text-align="start" style:justify-single-word="false"/>
      <style:text-properties officeooo:rsid="001523cb" officeooo:paragraph-rsid="001523cb"/>
    </style:style>
    <style:style style:name="P25" style:family="paragraph" style:parent-style-name="Standard">
      <style:paragraph-properties fo:text-align="start" style:justify-single-word="false"/>
      <style:text-properties officeooo:rsid="001c153e" officeooo:paragraph-rsid="001c153e"/>
    </style:style>
    <style:style style:name="P26" style:family="paragraph" style:parent-style-name="Table_20_Contents">
      <style:paragraph-properties fo:text-align="start" style:justify-single-word="false"/>
      <style:text-properties officeooo:paragraph-rsid="000cd17e"/>
    </style:style>
    <style:style style:name="P27" style:family="paragraph" style:parent-style-name="Table_20_Contents">
      <style:paragraph-properties fo:text-align="start" style:justify-single-word="false"/>
      <style:text-properties officeooo:rsid="000b19e8" officeooo:paragraph-rsid="000b19e8"/>
    </style:style>
    <style:style style:name="P28" style:family="paragraph" style:parent-style-name="Table_20_Contents">
      <style:paragraph-properties fo:text-align="start" style:justify-single-word="false"/>
      <style:text-properties officeooo:rsid="000c6a49" officeooo:paragraph-rsid="000c6a49"/>
    </style:style>
    <style:style style:name="P29" style:family="paragraph" style:parent-style-name="Table_20_Contents">
      <style:paragraph-properties fo:text-align="start" style:justify-single-word="false"/>
      <style:text-properties fo:font-weight="bold" officeooo:rsid="000c6a49" officeooo:paragraph-rsid="000c6a49" style:font-weight-asian="bold" style:font-weight-complex="bold"/>
    </style:style>
    <style:style style:name="P30" style:family="paragraph" style:parent-style-name="Table_20_Contents">
      <style:paragraph-properties fo:text-align="start" style:justify-single-word="false"/>
      <style:text-properties fo:font-weight="bold" officeooo:rsid="000cd17e" officeooo:paragraph-rsid="000cd17e" style:font-weight-asian="bold" style:font-weight-complex="bold"/>
    </style:style>
    <style:style style:name="P31" style:family="paragraph" style:parent-style-name="Table_20_Contents">
      <style:paragraph-properties fo:text-align="center" style:justify-single-word="false"/>
      <style:text-properties fo:font-weight="bold" officeooo:rsid="00156dfc" officeooo:paragraph-rsid="00156dfc" style:font-weight-asian="bold" style:font-weight-complex="bold"/>
    </style:style>
    <style:style style:name="P32" style:family="paragraph" style:parent-style-name="Table_20_Contents">
      <style:paragraph-properties fo:text-align="start" style:justify-single-word="false"/>
      <style:text-properties officeooo:rsid="000cd17e" officeooo:paragraph-rsid="000cd17e"/>
    </style:style>
    <style:style style:name="P33" style:family="paragraph" style:parent-style-name="Table_20_Contents">
      <style:paragraph-properties fo:text-align="start" style:justify-single-word="false"/>
      <style:text-properties officeooo:rsid="000e8766" officeooo:paragraph-rsid="000e8766"/>
    </style:style>
    <style:style style:name="P34" style:family="paragraph" style:parent-style-name="Table_20_Contents">
      <style:paragraph-properties fo:text-align="center" style:justify-single-word="false"/>
      <style:text-properties officeooo:rsid="000e8766" officeooo:paragraph-rsid="000e8766"/>
    </style:style>
    <style:style style:name="P35" style:family="paragraph" style:parent-style-name="Table_20_Contents">
      <style:paragraph-properties fo:text-align="start" style:justify-single-word="false"/>
      <style:text-properties officeooo:rsid="00156dfc" officeooo:paragraph-rsid="00156dfc"/>
    </style:style>
    <style:style style:name="P36" style:family="paragraph" style:parent-style-name="Standard">
      <style:paragraph-properties fo:text-align="center" style:justify-single-word="false"/>
      <style:text-properties fo:font-weight="bold" officeooo:rsid="001c153e" officeooo:paragraph-rsid="001c153e" style:font-weight-asian="bold" style:font-weight-complex="bold"/>
    </style:style>
    <style:style style:name="P37" style:family="paragraph" style:parent-style-name="Standard">
      <style:text-properties fo:font-weight="bold" officeooo:rsid="002694ae" officeooo:paragraph-rsid="002694ae" style:font-weight-asian="bold" style:font-weight-complex="bold"/>
    </style:style>
    <style:style style:name="P38" style:family="paragraph" style:parent-style-name="Standard">
      <style:paragraph-properties fo:text-align="center" style:justify-single-word="false"/>
      <style:text-properties fo:font-weight="bold" officeooo:rsid="001d31b9" officeooo:paragraph-rsid="001d31b9" style:font-weight-asian="bold" style:font-weight-complex="bold"/>
    </style:style>
    <style:style style:name="P39" style:family="paragraph" style:parent-style-name="Standard">
      <style:paragraph-properties fo:text-align="start" style:justify-single-word="false"/>
      <style:text-properties fo:font-weight="bold" officeooo:rsid="0027616b" officeooo:paragraph-rsid="0027616b" style:font-weight-asian="bold" style:font-weight-complex="bold"/>
    </style:style>
    <style:style style:name="P40" style:family="paragraph" style:parent-style-name="Standard">
      <style:paragraph-properties fo:text-align="start" style:justify-single-word="false"/>
      <style:text-properties fo:font-weight="bold" officeooo:rsid="00294011" officeooo:paragraph-rsid="00294011" style:font-weight-asian="bold" style:font-weight-complex="bold"/>
    </style:style>
    <style:style style:name="P41" style:family="paragraph" style:parent-style-name="Standard">
      <style:text-properties officeooo:rsid="0024ebd0" officeooo:paragraph-rsid="0024ebd0"/>
    </style:style>
    <style:style style:name="P42" style:family="paragraph" style:parent-style-name="Standard">
      <style:paragraph-properties fo:text-align="start" style:justify-single-word="false"/>
      <style:text-properties fo:font-weight="normal" officeooo:rsid="00221ef0" officeooo:paragraph-rsid="001d31b9" style:font-weight-asian="normal" style:font-weight-complex="normal"/>
    </style:style>
    <style:style style:name="P43" style:family="paragraph" style:parent-style-name="Standard">
      <style:paragraph-properties fo:text-align="center" style:justify-single-word="false"/>
      <style:text-properties fo:font-weight="normal" officeooo:rsid="0024ebd0" officeooo:paragraph-rsid="0024ebd0" style:font-weight-asian="normal" style:font-weight-complex="normal"/>
    </style:style>
    <style:style style:name="P44" style:family="paragraph" style:parent-style-name="Standard">
      <style:paragraph-properties fo:text-align="start" style:justify-single-word="false"/>
      <style:text-properties fo:font-weight="normal" officeooo:rsid="001c8aee" officeooo:paragraph-rsid="001c8aee" style:font-weight-asian="normal" style:font-weight-complex="normal"/>
    </style:style>
    <style:style style:name="P45" style:family="paragraph" style:parent-style-name="Standard">
      <style:text-properties fo:font-weight="normal" officeooo:rsid="001c153e" officeooo:paragraph-rsid="002694ae" style:font-weight-asian="normal" style:font-weight-complex="normal"/>
    </style:style>
    <style:style style:name="P46" style:family="paragraph" style:parent-style-name="Standard">
      <style:paragraph-properties fo:text-align="start" style:justify-single-word="false"/>
      <style:text-properties fo:font-weight="normal" officeooo:rsid="001c153e" officeooo:paragraph-rsid="001c153e" style:font-weight-asian="normal" style:font-weight-complex="normal"/>
    </style:style>
    <style:style style:name="P47" style:family="paragraph" style:parent-style-name="Standard">
      <style:paragraph-properties fo:text-align="start" style:justify-single-word="false"/>
      <style:text-properties fo:font-weight="normal" officeooo:rsid="001c153e" officeooo:paragraph-rsid="0027616b" style:font-weight-asian="normal" style:font-weight-complex="normal"/>
    </style:style>
    <style:style style:name="P48" style:family="paragraph" style:parent-style-name="Standard">
      <style:paragraph-properties fo:text-align="start" style:justify-single-word="false"/>
      <style:text-properties fo:font-weight="normal" officeooo:rsid="001b4853" officeooo:paragraph-rsid="001b4853" style:font-weight-asian="normal" style:font-weight-complex="normal"/>
    </style:style>
    <style:style style:name="P49" style:family="paragraph" style:parent-style-name="Standard">
      <style:paragraph-properties fo:text-align="start" style:justify-single-word="false"/>
      <style:text-properties fo:font-weight="normal" officeooo:rsid="0027616b" officeooo:paragraph-rsid="0027616b" style:font-weight-asian="normal" style:font-weight-complex="normal"/>
    </style:style>
    <style:style style:name="P50" style:family="paragraph" style:parent-style-name="Standard">
      <style:paragraph-properties fo:text-align="center" style:justify-single-word="false"/>
      <style:text-properties fo:font-weight="normal" officeooo:rsid="0029e555" officeooo:paragraph-rsid="0029e555" style:font-weight-asian="normal" style:font-weight-complex="normal"/>
    </style:style>
    <style:style style:name="P51" style:family="paragraph" style:parent-style-name="Standard">
      <style:paragraph-properties fo:text-align="start" style:justify-single-word="false"/>
      <style:text-properties fo:font-weight="normal" officeooo:rsid="0029e555" officeooo:paragraph-rsid="0029e555" style:font-weight-asian="normal" style:font-weight-complex="normal"/>
    </style:style>
    <style:style style:name="P52" style:family="paragraph" style:parent-style-name="Table_20_Contents">
      <style:paragraph-properties fo:text-align="start" style:justify-single-word="false"/>
      <style:text-properties officeooo:rsid="0024ebd0" officeooo:paragraph-rsid="0024ebd0"/>
    </style:style>
    <style:style style:name="P53" style:family="paragraph" style:parent-style-name="Table_20_Contents">
      <style:paragraph-properties fo:text-align="end" style:justify-single-word="false"/>
      <style:text-properties officeooo:rsid="0024ebd0" officeooo:paragraph-rsid="0024ebd0"/>
    </style:style>
    <style:style style:name="P54" style:family="paragraph" style:parent-style-name="Table_20_Contents">
      <style:paragraph-properties fo:text-align="center" style:justify-single-word="false"/>
      <style:text-properties officeooo:rsid="0024ebd0" officeooo:paragraph-rsid="0024ebd0"/>
    </style:style>
    <style:style style:name="P55" style:family="paragraph" style:parent-style-name="Table_20_Contents">
      <style:paragraph-properties fo:text-align="end" style:justify-single-word="false"/>
      <style:text-properties officeooo:paragraph-rsid="0024ebd0"/>
    </style:style>
    <style:style style:name="T1" style:family="text">
      <style:text-properties officeooo:rsid="000c6a49"/>
    </style:style>
    <style:style style:name="T2" style:family="text">
      <style:text-properties fo:font-weight="bold" style:font-weight-asian="bold" style:font-weight-complex="bold"/>
    </style:style>
    <style:style style:name="T3" style:family="text">
      <style:text-properties fo:font-weight="bold" officeooo:rsid="000cd17e" style:font-weight-asian="bold" style:font-weight-complex="bold"/>
    </style:style>
    <style:style style:name="T4" style:family="text">
      <style:text-properties fo:font-weight="bold" officeooo:rsid="000f79f7" style:font-weight-asian="bold" style:font-weight-complex="bold"/>
    </style:style>
    <style:style style:name="T5" style:family="text">
      <style:text-properties fo:font-weight="bold" officeooo:rsid="0025a5d4"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c6a49" style:font-weight-asian="normal" style:font-weight-complex="normal"/>
    </style:style>
    <style:style style:name="T8" style:family="text">
      <style:text-properties fo:font-weight="normal" officeooo:rsid="000cd17e" style:font-weight-asian="normal" style:font-weight-complex="normal"/>
    </style:style>
    <style:style style:name="T9" style:family="text">
      <style:text-properties fo:font-weight="normal" officeooo:rsid="001c8aee" style:font-weight-asian="normal" style:font-weight-complex="normal"/>
    </style:style>
    <style:style style:name="T10" style:family="text">
      <style:text-properties fo:font-weight="normal" officeooo:rsid="0025a5d4" style:font-weight-asian="normal" style:font-weight-complex="normal"/>
    </style:style>
    <style:style style:name="T11" style:family="text">
      <style:text-properties fo:font-weight="normal" officeooo:rsid="002694ae" style:font-weight-asian="normal" style:font-weight-complex="normal"/>
    </style:style>
    <style:style style:name="T12" style:family="text">
      <style:text-properties fo:font-weight="normal" officeooo:rsid="0029e555" style:font-weight-asian="normal" style:font-weight-complex="normal"/>
    </style:style>
    <style:style style:name="T13" style:family="text">
      <style:text-properties officeooo:rsid="000f345d"/>
    </style:style>
    <style:style style:name="T14" style:family="text">
      <style:text-properties officeooo:rsid="000f79f7"/>
    </style:style>
    <style:style style:name="T15" style:family="text">
      <style:text-properties officeooo:rsid="00140c67"/>
    </style:style>
    <style:style style:name="T16" style:family="text">
      <style:text-properties officeooo:rsid="0018e2de"/>
    </style:style>
    <style:style style:name="T17" style:family="text">
      <style:text-properties officeooo:rsid="0019c305"/>
    </style:style>
    <style:style style:name="T18" style:family="text">
      <style:text-properties officeooo:rsid="001a8140"/>
    </style:style>
    <style:style style:name="T19" style:family="text">
      <style:text-properties officeooo:rsid="001ac133"/>
    </style:style>
    <style:style style:name="T20" style:family="text">
      <style:text-properties officeooo:rsid="001b4853"/>
    </style:style>
    <style:style style:name="T21" style:family="text">
      <style:text-properties officeooo:rsid="0024ebd0"/>
    </style:style>
    <style:style style:name="T22" style:family="text">
      <style:text-properties officeooo:rsid="0025a5d4"/>
    </style:style>
    <style:style style:name="T23" style:family="text">
      <style:text-properties officeooo:rsid="0027616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Frau Wittmann<text:tab/>Bei Onlineabgaben Turnus, Klasse und Name überall angeben!</text:p>
      <text:p text:style-name="P23">Online unter lernsax.de</text:p>
      <text:p text:style-name="P1">________________________________________________________________________________</text:p>
      <text:p text:style-name="P1"/>
      <text:p text:style-name="P4">Strafrecht Judikative (= richterliche Gewalt)</text:p>
      <text:p text:style-name="P1"/>
      <text:p text:style-name="P1">J<text:span text:style-name="T1">ede Punkt jeweils auf Kom</text:span><text:span text:style-name="T15">m</text:span><text:span text:style-name="T1">unen-, Länder- und Bundesebene</text:span></text:p>
      <text:p text:style-name="P2">Nur Bundesebene in PR (Prüfungsrelevant)</text:p>
      <text:p text:style-name="P1"/>
      <table:table table:name="Tabelle1" table:style-name="Tabelle1">
        <table:table-column table:style-name="Tabelle1.A"/>
        <table:table-column table:style-name="Tabelle1.B"/>
        <table:table-column table:style-name="Tabelle1.C"/>
        <table:table-row>
          <table:table-cell table:style-name="Tabelle1.A1" office:value-type="string">
            <text:p text:style-name="P27">1. Ordentliche Gerichtsbarkeit (Zivilgerichte und Strafgerichte)</text:p>
          </table:table-cell>
          <table:table-cell table:style-name="Tabelle1.A1" office:value-type="string">
            <text:p text:style-name="P28">Streitigkeiten z.B. aus Verträgen, Nachbarschaftsstreitigkeiten so wie Vormundschafts-, Nachlass-, Grundbuch- und Registersachen, Strafsachen, Ordnungswidrigkeiten</text:p>
          </table:table-cell>
          <table:table-cell table:style-name="Tabelle1.C1" office:value-type="string">
            <text:p text:style-name="P28"><text:span text:style-name="T2">Amtsgerichte</text:span> (in Sachsen 30),</text:p>
            <text:p text:style-name="P28"><text:span text:style-name="T2">Landgerichte</text:span> (in Sachsen: Bautzen, Chemnitz, Dresden, Görlitz, Leipzig, Zwickau),</text:p>
            <text:p text:style-name="P29">Oberlandesgericht <text:span text:style-name="T6">(in Sachsen: Dresden), </text:span>Bundesgerichtshof<text:span text:style-name="T6"> (Karlsruhe)</text:span></text:p>
            <text:p text:style-name="P28"/>
          </table:table-cell>
        </table:table-row>
        <table:table-row>
          <table:table-cell table:style-name="Tabelle1.A2" office:value-type="string">
            <text:p text:style-name="P27">2. Arbeitsgerichtsbarkeit</text:p>
          </table:table-cell>
          <table:table-cell table:style-name="Tabelle1.A2" office:value-type="string">
            <text:p text:style-name="P28">Arbeitsrechtliche Streitigkeiten z.B. bei Kündigungen, Streit zwischen Tarifvertragsparteien</text:p>
          </table:table-cell>
          <table:table-cell table:style-name="Tabelle1.C2" office:value-type="string">
            <text:p text:style-name="P29">Arbeitsgericht<text:span text:style-name="T6"> (in Sachsen: Chemnitz, Dresden, Leipzig, Zwickau, Bautzen mit Außenkammer in Görlitz), </text:span>Landesarbeitsgericht<text:span text:style-name="T6"> (in Sachsen: Chemnitz),</text:span></text:p>
            <text:p text:style-name="P29">Bundesarbeitsgericht<text:span text:style-name="T6"> (Erfurt) </text:span></text:p>
          </table:table-cell>
        </table:table-row>
        <table:table-row>
          <table:table-cell table:style-name="Tabelle1.A2" office:value-type="string">
            <text:p text:style-name="P27">3. Sozialgerichtsbarkeit</text:p>
          </table:table-cell>
          <table:table-cell table:style-name="Tabelle1.A2" office:value-type="string">
            <text:p text:style-name="P32">Streitigkeiten mit Behörden, die sich aus den Regelungen ergeben, die das soziale Netz bilden (z.B. über Arbeitslosengeld, Rente)</text:p>
          </table:table-cell>
          <table:table-cell table:style-name="Tabelle1.C2" office:value-type="string">
            <text:p text:style-name="P32"><text:span text:style-name="T2">Sozialgerichte</text:span><text:span text:style-name="T7"> (in Sachsen:</text:span> Chemnitz, Dresden, Leipzig<text:span text:style-name="T6">)</text:span></text:p>
            <text:p text:style-name="P32"><text:span text:style-name="T2">Landessozialgericht</text:span><text:span text:style-name="T6"> </text:span><text:span text:style-name="T7">(in Sachsen:</text:span><text:span text:style-name="T6"> Chemnitz)</text:span></text:p>
            <text:p text:style-name="P30">Bundessozialgericht <text:span text:style-name="T7">(in Sachsen:</text:span><text:span text:style-name="T6"> Kassel)</text:span></text:p>
          </table:table-cell>
        </table:table-row>
        <table:table-row>
          <table:table-cell table:style-name="Tabelle1.A2" office:value-type="string">
            <text:p text:style-name="P27">4. Finanzgerichtsbarkeit</text:p>
          </table:table-cell>
          <table:table-cell table:style-name="Tabelle1.A2" office:value-type="string">
            <text:p text:style-name="P32">vor allem steuerrechtliche Stetigkeiten mit der Finanzbehörde</text:p>
          </table:table-cell>
          <table:table-cell table:style-name="Tabelle1.C2" office:value-type="string">
            <text:p text:style-name="P32"><text:span text:style-name="T2">Finanzgericht</text:span> <text:span text:style-name="T7">(in Sachsen:</text:span> Leipzig<text:span text:style-name="T6">), </text:span><text:span text:style-name="T2">Bundesfinanzhof</text:span><text:span text:style-name="T6"> (München)</text:span></text:p>
          </table:table-cell>
        </table:table-row>
        <table:table-row>
          <table:table-cell table:style-name="Tabelle1.A2" office:value-type="string">
            <text:p text:style-name="P27">5. Verwaltungsgerichts-barkeit</text:p>
          </table:table-cell>
          <table:table-cell table:style-name="Tabelle1.A2" office:value-type="string">
            <text:p text:style-name="P32">Streitigkeiten zwischen Bürgern und staatlichen Institutionen</text:p>
          </table:table-cell>
          <table:table-cell table:style-name="Tabelle1.C2" office:value-type="string">
            <text:p text:style-name="P26"><text:span text:style-name="T3">Verwaltungsgerichte</text:span><text:span text:style-name="T8"> </text:span><text:span text:style-name="T7">(in Sachsen:</text:span><text:span text:style-name="T8"> Bautzen), </text:span><text:span text:style-name="T3">Oberverwaltungsgericht</text:span><text:span text:style-name="T8"> </text:span><text:span text:style-name="T7">(in Sachsen:</text:span><text:span text:style-name="T8"> Bautzen), </text:span><text:span text:style-name="T3">Bundesverwaltungsgericht</text:span><text:span text:style-name="T8"> </text:span><text:span text:style-name="T7">(</text:span><text:span text:style-name="T8">Leipzig)</text:span></text:p>
          </table:table-cell>
        </table:table-row>
        <table:table-row>
          <table:table-cell table:style-name="Tabelle1.A2" office:value-type="string">
            <text:p text:style-name="P27">Verfassungsgerichts-barkeit</text:p>
          </table:table-cell>
          <table:table-cell table:style-name="Tabelle1.A2" office:value-type="string">
            <text:p text:style-name="P33">Streitigkeiten zwischen staatlichen Organen sowie Prüfung von Verfassungsbeschwerden, <text:span text:style-name="T14">wenn Bürger sind in ihren Grundrechten verletzt fühlen</text:span></text:p>
          </table:table-cell>
          <table:table-cell table:style-name="Tabelle1.C2" office:value-type="string">
            <text:p text:style-name="P32"><text:span text:style-name="T2">Verfassungsgerichtshof des Freistaates Sachsen</text:span> (Leipzig), <text:span text:style-name="T4">Bundesverfassungsgericht</text:span><text:span text:style-name="T13"> (Leipzig)</text:span></text:p>
          </table:table-cell>
        </table:table-row>
      </table:table>
      <text:p text:style-name="P1"/>
      <text:p text:style-name="P3"/>
      <text:p text:style-name="P3"/>
      <text:p text:style-name="P3"/>
      <text:p text:style-name="P3"/>
      <text:p text:style-name="P3"/>
      <text:p text:style-name="P3"><text:soft-page-break/></text:p>
      <text:p text:style-name="P3">Rechte und Pflichten im Strafverfahrens</text:p>
      <text:p text:style-name="P7"/>
      <text:p text:style-name="P7">Der Schutz der Rechtsgüter durch das Strafrecht</text:p>
      <text:p text:style-name="P7"/>
      <table:table table:name="Tabelle2" table:style-name="Tabelle2">
        <table:table-column table:style-name="Tabelle2.A" table:number-columns-repeated="3"/>
        <table:table-column table:style-name="Tabelle2.D"/>
        <table:table-row>
          <table:table-cell table:style-name="Tabelle2.A1" office:value-type="string">
            <text:p text:style-name="P34">Schutz des Lebens und der Unversehrtheit</text:p>
          </table:table-cell>
          <table:table-cell table:style-name="Tabelle2.A1" office:value-type="string">
            <text:p text:style-name="P34">Schutz des Eigentums und des Vermögens</text:p>
          </table:table-cell>
          <table:table-cell table:style-name="Tabelle2.A1" office:value-type="string">
            <text:p text:style-name="P34">Schutz der persönlichen Freiheit</text:p>
          </table:table-cell>
          <table:table-cell table:style-name="Tabelle2.D1" office:value-type="string">
            <text:p text:style-name="P34">Schutz der Ehre</text:p>
          </table:table-cell>
        </table:table-row>
        <table:table-row>
          <table:table-cell table:style-name="Tabelle2.A2" office:value-type="string">
            <text:p text:style-name="P34">Beispiele:</text:p>
            <text:p text:style-name="P34">Mord, Körperverletzung</text:p>
          </table:table-cell>
          <table:table-cell table:style-name="Tabelle2.A2" office:value-type="string">
            <text:p text:style-name="P34">Diebstahl, Raub, Betrug</text:p>
          </table:table-cell>
          <table:table-cell table:style-name="Tabelle2.A2" office:value-type="string">
            <text:p text:style-name="P34">Geiselnahme, Freiheitsberaubung</text:p>
          </table:table-cell>
          <table:table-cell table:style-name="Tabelle2.D2" office:value-type="string">
            <text:p text:style-name="P34">Beleidigung, Verleumdung</text:p>
          </table:table-cell>
        </table:table-row>
      </table:table>
      <text:p text:style-name="P7"/>
      <text:p text:style-name="P24">Fall: Aaron fährt in einer Tempo-30-Zone in Leipzig mit Tempo 43.</text:p>
      <text:p text:style-name="P24">Liegt eine Straftat vor?</text:p>
      <text:p text:style-name="P24">→ nein, es liegt eine <text:span text:style-name="T2">Ordnungswidrigkeit</text:span> vor (=“Unrecht minderer Art“ → Verwaltung erlässt Bußgeldbescheid)</text:p>
      <text:p text:style-name="P24">→ Bürger kann Widerspruch gegen Bußgeldbescheid einlegen, erst dann erfolgt prüfende Gerichtsverhandlung vor einem Strafrichter</text:p>
      <text:p text:style-name="P24"/>
      <text:p text:style-name="P5">Die Straftat</text:p>
      <text:p text:style-name="P8">Eine Straftat ist ein <text:span text:style-name="T2">strafbares</text:span> Verhalten, das den Tatbestand einer Strafnorm verwirklicht und zudem <text:span text:style-name="T2">rechtswidrig</text:span> und <text:span text:style-name="T2">schuldhaft</text:span> ist. (Verhalten = von außen sichtbar)</text:p>
      <text:p text:style-name="P8"/>
      <text:p text:style-name="P8">Einteilung von Straftaten in:</text:p>
      <table:table table:name="Tabelle3" table:style-name="Tabelle3">
        <table:table-column table:style-name="Tabelle3.A"/>
        <table:table-column table:style-name="Tabelle3.B"/>
        <table:table-row>
          <table:table-cell table:style-name="Tabelle3.A1" office:value-type="string">
            <text:p text:style-name="P31">Verbrechen</text:p>
          </table:table-cell>
          <table:table-cell table:style-name="Tabelle3.B1" office:value-type="string">
            <text:p text:style-name="P31">Vergehen</text:p>
          </table:table-cell>
        </table:table-row>
        <table:table-row>
          <table:table-cell table:style-name="Tabelle3.A2" office:value-type="string">
            <text:p text:style-name="P35">Verbrechen sind Straftaten, die mindestens mit Freiheitsstrafen von einem Jahr bedroht sind</text:p>
          </table:table-cell>
          <table:table-cell table:style-name="Tabelle3.B2" office:value-type="string">
            <text:p text:style-name="P35">Vergehen sind Straftaten, die mit einer Freiheitsstrafe unter einem Jahr oder Geldstrafe bedroht sind</text:p>
          </table:table-cell>
        </table:table-row>
      </table:table>
      <text:p text:style-name="P8">→ Eine Straftat kann durch ein <text:span text:style-name="T2">Tun</text:span> oder <text:span text:style-name="T2">Unterlassen </text:span>begangen werden.</text:p>
      <text:p text:style-name="P8">→ Bereits der <text:span text:style-name="T2">Versuch</text:span>, eine Straftat zu begehen, kann strafbar sein.</text:p>
      <text:p text:style-name="P9"/>
      <text:p text:style-name="P6">Das Amtsgericht</text:p>
      <text:p text:style-name="P10">1. Mahnabteilung</text:p>
      <text:p text:style-name="P10">- Anspruch auf Zahlung einer bestimmten Geldsumme durch Antrag auf Erlass eines <text:tab/>Mahnbescheides</text:p>
      <text:p text:style-name="P10">- schnelles, einfaches und kostengünstiges Verfahren, um einen vollstreckbaren Titel (<text:span text:style-name="T16">entspricht <text:tab/>Urteil</text:span>)</text:p>
      <text:p text:style-name="P11">Das Gemeinsame Mahngericht der Länder Sachsen, Sachsen-Anhalt und Thüringen befindet sich seit dem 1. Mai 2007 beim Amtsgericht Aschersleben, Zweigstelle Staßfurt.</text:p>
      <text:p text:style-name="P11"/>
      <text:p text:style-name="P11">2. Zivilgericht</text:p>
      <text:p text:style-name="P11">- Bürgerliche Rechtsstreitigkeiten bis zu einem Streitwert von 5 000€, Mietsachen ohne Rücksicht <text:tab/>aus den Streitwert</text:p>
      <text:p text:style-name="P11">- In der Regel mündliche öffentliche Verhandlung, gelegentlich auch rein schriftliches Verfahren</text:p>
      <text:p text:style-name="P11"/>
      <text:p text:style-name="P11">3. Familiengericht</text:p>
      <text:p text:style-name="P11">- Insbesondere Ehesachen, vor allem scheidungen, sowie deren Folgesachen, z.B. <text:tab/>Versorgungsausgleich, Unterhalt der Kinder, Sorge- und Umgangrecht für Kinder</text:p>
      <text:p text:style-name="P11">- In der Regel Anwaltszwang (Scheidung und bestimmte Folgesachen), Scheidungsverfahren unter <text:tab/>Ausschluss der Öffentlichkeit</text:p>
      <text:p text:style-name="P11"/>
      <text:p text:style-name="P11">4. Grundbuchamt</text:p>
      <text:p text:style-name="P11"><text:soft-page-break/>- Eintragung im Grundbuch, z.B. der Eigentümer deines Grundstückes, von Hypotheken, <text:tab/>Grundschulden und Zwangshypotheken</text:p>
      <text:p text:style-name="P11">- Grundstückskaufverträge bedürfen der notariellen Beurkundung, <text:span text:style-name="T17">Bewilligungen für Hypotheken- <text:tab/>und Grundschuldeintragungen der notariellen Beglaubigung</text:span></text:p>
      <text:p text:style-name="P11"/>
      <text:p text:style-name="P12">5. Vormundschaftsgericht</text:p>
      <text:p text:style-name="P12">- Adoption, Bestellung eines Vormundes, eines Pflegers oder Betreuers, vormundschaftsgerichtliche <text:tab/>Genehmigungen</text:p>
      <text:p text:style-name="P12">- Wenn Erwachsene ihre persönlichen oder finanziellen Dinge nicht mehr selbst Regeln können, <text:tab/>wird, nach dem ein Gutachten über die Notwendigkeit vorliegt, ein Betreuer bestellt</text:p>
      <text:p text:style-name="P12"/>
      <text:p text:style-name="P12">6. Nachlassgericht</text:p>
      <text:p text:style-name="P12">- Hinterlegung von Testamenten, Erteilung eines Erbscheines, Ausschlagung <text:span text:style-name="T18">einer Erbschaft, <text:tab/>Nachlasssicherung, Testamentvollstereckung</text:span></text:p>
      <text:p text:style-name="P12">- <text:span text:style-name="T18">Für die Erbauseinandersetzung ist die Erbengemeinschaft selbst verantwortlich, das Gericht stellt <text:tab/>lediglich die Erbquote fest; bei Streitigkeiten ist das Zivilgericht zuständig</text:span></text:p>
      <text:p text:style-name="P12"/>
      <text:p text:style-name="P13">7. Registergericht</text:p>
      <text:p text:style-name="P13">- Eintragung von Personenhandels<text:span text:style-name="T19">gesellschaften oder Einzelkaufleute ins Handels-, von <text:tab/>Partnerschafts-, von Genossenschaften ins Genossenschafts-, von Vereinen ins Vereins-, von <text:tab/>Güterstandsvereinbarungen zwischen Eheleuten ins Güterrechtsregister</text:span></text:p>
      <text:p text:style-name="P13">- <text:span text:style-name="T20">Nicht jede Firma muss im Handelsregister eingetragen sein, das Handelsregister kann jeder <text:tab/>einsehen, Vereine werden erst mit Eintragung rechtskräftig und erhalten das „e.V.“</text:span></text:p>
      <text:p text:style-name="P13"/>
      <text:p text:style-name="P14">8. Insolvenzabteilung</text:p>
      <text:p text:style-name="P14">- Insolvenzverfahren gegen natürliche Personen, Gesellschaften oder Vereine, bei denen (drohende) <text:tab/>Zahlungsunfähigkeit oder Überschuldung vorliegt</text:p>
      <text:p text:style-name="P14">- Ein vom Gericht bestimmter Verwalter veräußert z.B. das Unternehmen, um dessen Fortbestand zu <text:tab/>sichern oder wickelt es ab; aus dem Erlös werden die Gläubiger befriedigt; auch natürliche <text:tab/>Personen können von ihren restlichen Verbindlichkeiten befreit werden</text:p>
      <text:p text:style-name="P14"/>
      <text:p text:style-name="P21">9. Vollstreckungsabteilung</text:p>
      <text:p text:style-name="P21">- Zwangsversteigerung und Zwangsverwaltung von Grundstücken, Pfändungs- und <text:tab/>Überweisungsbeschlüsse</text:p>
      <text:p text:style-name="P21">- Vollstreckungsmaßnahmen auf Grund gerichtlicher Entscheidungen in das unbewegliche <text:tab/>(Grundstück) oder bewegliche (Gegenstände) Vermögen oder in Forderungen (Lohn, Gehalt) <text:tab/>des Schuldners</text:p>
      <text:p text:style-name="P14"/>
      <text:p text:style-name="P15"/>
      <text:p text:style-name="P36">Wichtige Grundsätze des Strafverfahrens</text:p>
      <text:p text:style-name="P16"/>
      <text:p text:style-name="P47"><text:span text:style-name="T2">Grundsatz</text:span> „in dubio pro reo“<text:span text:style-name="T23">(</text:span>im Zweifel für den Angeklagten<text:span text:style-name="T23">)</text:span>: Das Gericht darf den Angeklagten wegen einer Straftat nur dann verurteilen, wenn es von seiner Schuld überzeugt ist. Bis zu seiner rechtskräftigen Verurteilung <text:s/>gilt jeder als unschuldig (Unschuldsvermutung).</text:p>
      <text:p text:style-name="P15"/>
      <text:p text:style-name="P25"><text:span text:style-name="T2">Offizialprinzip</text:span><text:span text:style-name="T6">: Nur dem Staat obliegt </text:span><text:span text:style-name="T9">die Strafverfolgung, „Selbstjustiz“ ist verboten.</text:span></text:p>
      <text:p text:style-name="P17"/>
      <text:p text:style-name="P18"><text:span text:style-name="T2">Anklageprinzip</text:span> (Akkusationsprinzip): Die gerichtliche Untersuchung einer Straftat erfolgt regelmäßig erst dann, wenn die Staatsanwaltschaft Anklage erhoben hat.</text:p>
      <text:p text:style-name="P18"/>
      <text:p text:style-name="P18"><text:span text:style-name="T2">Legalitätsprinzip</text:span>: Wenn gegen eine Person der Verdacht auf eine Straftat vorliegt, ist die Staatsanwaltschaft verpflichtet, Ermittlungen vorzunehmen. Ist der Verdacht nach diesen <text:soft-page-break/>Untersuchungen berechtigt, hat die Staatsanwaltschaft grundsätzlich die Pflicht, Anklage zu erheben. </text:p>
      <text:p text:style-name="P18"/>
      <text:p text:style-name="P18"><text:span text:style-name="T2">Mündlichkeitsgrundsatz</text:span>: <text:span text:style-name="T22">Nur was in der mündlichen Verhandlung von Prozessbeteiligten vorgetragen wird, darf das Gericht in der Entscheidung berücksichtigen und dem Urteil zu Grunde legen. Dadurch ist für alle Beteiligte klar, worauf die Entscheidung beruht.</text:span></text:p>
      <text:p text:style-name="P18"/>
      <text:p text:style-name="Standard"><text:span text:style-name="T5">Unmittelbarkeitsgrundsatz</text:span><text:span text:style-name="T10">: Die mündliche Verhandlung und die Beweisaufnahme müssen vor dem Gericht </text:span><text:span text:style-name="T11">stattfinden, welches aus das Urteil fällt. Es ist also grundsätzlich nicht gestattet, ein Protokoll einer früheren Vernehmung anstatt der mündlichen Vernehmung der Zeugen vor Gericht zu verlesen. Das Gericht ist dadurch gezwungen, sich eine eigenen unbefangenen Eindruck, beispielsweise über die Glaubwürdigkeit eines Zeugen, zu machen.</text:span></text:p>
      <text:p text:style-name="Standard"><text:span text:style-name="T11"/></text:p>
      <text:p text:style-name="P37">Öffentlichkeitsgrundsatz<text:span text:style-name="T6">: Das Verfahren vor Gericht ist in der Regel öffentlich. Jedermann hat Zutritt zu einer Verhandlung vor Gericht. Ausnahmen gelten insbesondere in Jugendstrafverfahren, aber auch dann, wenn die Anwesenheit der Öffentlichkeit die Wahrheitsfindung verhindern oder am Verfahren beteiligte Personen unverhältnismäßig belasten, gefährden oder in ihren Rechten beeinträchtigen würden. Das ist z.B. der Fall, wenn Einzelheiten aus dem höchstpersönlichen Lebensbereich eines Zeugen erörtert werden müssen.</text:span></text:p>
      <text:p text:style-name="P37"><text:span text:style-name="T6"/></text:p>
      <text:p text:style-name="P37">Untersuchungsgrundsatz <text:span text:style-name="T6">(Inquisitionsprinzip): Der Richter ist verpflichtet, alle Tatsachen zu ermitteln und Beweise zu erheben (z.B. Vernehmung von Zeugen); er muss allen erkennbaren und sinnvollen Möglichkeiten zur Sachverhaltsaufklärung nachgehen. Er ist dabei nicht auf die Anträge der Prozessbeteiligten beschränkt.</text:span></text:p>
      <text:p text:style-name="P45"/>
      <text:p text:style-name="P47"><text:span text:style-name="T2">nulla poena sine lege</text:span>: keine Strafe ohne Gesetz</text:p>
      <text:p text:style-name="P47"/>
      <text:p text:style-name="P47"><text:span text:style-name="T2">nulla poena sine culpa</text:span><text:span text:style-name="T6">: keine Strafe ohne Schuld</text:span></text:p>
      <text:p text:style-name="P18"/>
      <text:p text:style-name="P49"><text:span text:style-name="T2">Grundsatz des rechtlichen Gehörs</text:span>: Der Angeklagte hat ein Recht darauf, vom Gericht gehört zu werden. Ein Ausdruck des rechtlichen Gehörs im Strafprozess ist insbesondere das Recht des Angeklagten auf das letzte Wort (Artikel 103 Absatz 1 GG).</text:p>
      <text:p text:style-name="P49"/>
      <text:p text:style-name="P39">Grundsatz des gesetzlichen Richters<text:span text:style-name="T6">: Jedem Angeklagten steht ein neutraler (vom Gericht bestimmter) Richter zu. Die Gerichtsorganisation und vorher feststehende Verteilungspläne müssen gewährleisten, dass jeder Richter seine Fälle nach dem Zufallsprinzip und nicht aufgrund von Manipulation erhält (Artikel 101 GG).</text:span></text:p>
      <text:p text:style-name="P39"><text:span text:style-name="T6"/></text:p>
      <text:p text:style-name="P40">Unvoreingenommener Richter<text:span text:style-name="T6">: Ein Richter, bei dem der Verdacht besteht, dass er voreingenommen (befangen) ist, darf abgelehnt werden (§ 24 Absatz 2 StPO).</text:span></text:p>
      <text:p text:style-name="P40"><text:span text:style-name="T6"/></text:p>
      <text:p text:style-name="P40">Unschuldsvermutung<text:span text:style-name="T6">: Solange nicht die Schuld eines Angeklagten nicht bewiesen ist, gilt er als unschuldig (Artikel 6 Absatz 2).</text:span></text:p>
      <text:p text:style-name="P40"><text:span text:style-name="T6"/></text:p>
      <text:p text:style-name="P40">Beschleunigungsgebot<text:span text:style-name="T6">: Der Angeklagte muss möglichst schnell von einem Gericht gehört werden. Er soll in angemessener Zeit Klarheit über den Strafvorwurf erhalten (Rechtsstaatsprinzip in Artikel 20 Absatz 3 GG).</text:span></text:p>
      <text:p text:style-name="P40"><text:span text:style-name="T6"/></text:p>
      <text:p text:style-name="P40">Das Recht des Angeklagten zu schweigen<text:span text:style-name="T6">: Der Angeklagte hat das Recht zu schweigen. Dieses Recht beruht aus dem Grundgedanken, dass sich niemand selbst durch seine Aussagen belasten muss. Das Schweigerecht gilt nicht nur </text:span><text:span text:style-name="T12">für die Hauptversammlung, sondern bezieht sich auch schon auf Vernehmungen durch Polizei und Staatsanwaltschaft im Vorfeld. Aus dem Schweigen des </text:span><text:soft-page-break/><text:span text:style-name="T12">Angeklagten Dürfen keine negativen Schlüsse gezogen werden (Rechtsstaatsprinzip in Artikel 20 Absatz 3 GG).</text:span></text:p>
      <text:p text:style-name="P49"/>
      <text:p text:style-name="P50">Insgesamt muss ein Strafprozess nach den Grundsätzen eines fairtrial</text:p>
      <text:p text:style-name="P50">ablaufen (Waffengleichheit zwischen Staatsmacht und Angeklagten).</text:p>
      <text:p text:style-name="P51"/>
      <text:p text:style-name="P51"/>
      <text:p text:style-name="P38">Ablauf eines Strafverfahrens</text:p>
      <text:p text:style-name="P20"/>
      <text:p text:style-name="P20">Straftgerichtsbarkeit = Ordentlichegerichtsbarkeit</text:p>
      <text:p text:style-name="P20">- Strafsachen mit Strafandrohung bis zu einer Freiheitsstrafe von vier Jahren und Straftaten Jugendlicher</text:p>
      <text:p text:style-name="P19">Eingangsgericht: Amtsgericht</text:p>
      <text:p text:style-name="P20">- Strafsachen mit Strafandrohungen von mehr als vier Jahren</text:p>
      <text:p text:style-name="P19">Eingangsgericht: Landgericht</text:p>
      <text:p text:style-name="P20">- Schwerwiegende Deligte, zum Beispiel Hochverrat</text:p>
      <text:p text:style-name="P19">Eingangsgericht: Oberlandesgericht</text:p>
      <text:p text:style-name="P20"/>
      <text:p text:style-name="P42"/>
      <text:p text:style-name="P43">Sitzordnung im Gericht</text:p>
      <table:table table:name="Tabelle4" table:style-name="Tabelle4">
        <table:table-column table:style-name="Tabelle4.A" table:number-columns-repeated="5"/>
        <table:table-row>
          <table:table-cell table:style-name="Tabelle4.A1" table:number-columns-spanned="2" office:value-type="string">
            <text:p text:style-name="P55"><text:span text:style-name="T21">Schöffe</text:span></text:p>
          </table:table-cell>
          <table:covered-table-cell/>
          <table:table-cell table:style-name="Tabelle4.A1" office:value-type="string">
            <text:p text:style-name="P54">Richter</text:p>
          </table:table-cell>
          <table:table-cell table:style-name="Tabelle4.D1" table:number-columns-spanned="2" office:value-type="string">
            <text:p text:style-name="P52">Schöffe</text:p>
          </table:table-cell>
          <table:covered-table-cell/>
        </table:table-row>
        <table:table-row>
          <table:table-cell table:style-name="Tabelle4.A2" office:value-type="string">
            <text:p text:style-name="P52">Protokollführer</text:p>
          </table:table-cell>
          <table:table-cell table:style-name="Tabelle4.A2" table:number-rows-spanned="4" office:value-type="string">
            <text:p text:style-name="P53"/>
          </table:table-cell>
          <table:table-cell table:style-name="Tabelle4.A2" table:number-rows-spanned="3" office:value-type="string">
            <text:p text:style-name="Standard"/>
          </table:table-cell>
          <table:table-cell table:style-name="Tabelle4.A2" table:number-rows-spanned="4" office:value-type="string">
            <text:p text:style-name="Standard"/>
          </table:table-cell>
          <table:table-cell table:style-name="Tabelle4.E2" office:value-type="string">
            <text:p text:style-name="Standard"/>
          </table:table-cell>
        </table:table-row>
        <table:table-row>
          <table:table-cell table:style-name="Tabelle4.A2" office:value-type="string">
            <text:p text:style-name="P52"/>
          </table:table-cell>
          <table:covered-table-cell/>
          <table:covered-table-cell/>
          <table:covered-table-cell/>
          <table:table-cell table:style-name="Tabelle4.E2" office:value-type="string">
            <text:p text:style-name="Standard"/>
          </table:table-cell>
        </table:table-row>
        <table:table-row>
          <table:table-cell table:style-name="Tabelle4.A2" office:value-type="string">
            <text:p text:style-name="P52">Verteidiger</text:p>
          </table:table-cell>
          <table:covered-table-cell/>
          <table:covered-table-cell/>
          <table:covered-table-cell/>
          <table:table-cell table:style-name="Tabelle4.E2" office:value-type="string">
            <text:p text:style-name="P41">Staatsanwalt</text:p>
          </table:table-cell>
        </table:table-row>
        <table:table-row>
          <table:table-cell table:style-name="Tabelle4.A2" office:value-type="string">
            <text:p text:style-name="P52">Angeklagter</text:p>
          </table:table-cell>
          <table:covered-table-cell/>
          <table:table-cell table:style-name="Tabelle4.A2" office:value-type="string">
            <text:p text:style-name="P54">Zeuge</text:p>
          </table:table-cell>
          <table:covered-table-cell/>
          <table:table-cell table:style-name="Tabelle4.E2" office:value-type="string">
            <text:p text:style-name="P41">Nebenkläger</text:p>
          </table:table-cell>
        </table:table-row>
      </table:table>
      <text:p text:style-name="P2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9-29T08:50:30.951000000</meta:creation-date>
    <dc:date>2020-11-27T16:34:15.668000000</dc:date>
    <meta:editing-duration>PT2H18M13S</meta:editing-duration>
    <meta:editing-cycles>17</meta:editing-cycles>
    <meta:generator>LibreOffice/6.4.4.2$Windows_X86_64 LibreOffice_project/3d775be2011f3886db32dfd395a6a6d1ca2630ff</meta:generator>
    <meta:document-statistic meta:table-count="4" meta:image-count="0" meta:object-count="0" meta:page-count="5" meta:paragraph-count="119" meta:word-count="1296" meta:character-count="10756" meta:non-whitespace-character-count="9556"/>
  </office:meta>
</office:document-meta>
</file>